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cripts/python/MFG/sheet_edit.py" manifest:media-type=""/>
  <manifest:file-entry manifest:full-path="Scripts/python/MFG/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61in"/>
    </style:style>
    <style:style style:name="co3" style:family="table-column">
      <style:table-column-properties fo:break-before="auto" style:column-width="2.8945in"/>
    </style:style>
    <style:style style:name="co4" style:family="table-column">
      <style:table-column-properties fo:break-before="auto" style:column-width="0.6319in"/>
    </style:style>
    <style:style style:name="co5" style:family="table-column">
      <style:table-column-properties fo:break-before="auto" style:column-width="0.6965in"/>
    </style:style>
    <style:style style:name="co6" style:family="table-column">
      <style:table-column-properties fo:break-before="auto" style:column-width="0.9862in"/>
    </style:style>
    <style:style style:name="co7" style:family="table-column">
      <style:table-column-properties fo:break-before="auto" style:column-width="1.2862in"/>
    </style:style>
    <style:style style:name="co8" style:family="table-column">
      <style:table-column-properties fo:break-before="auto" style:column-width="1.2756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4" style:family="table-cell" style:parent-style-name="Default" style:data-style-name="N100"/>
    <style:style style:name="ce5" style:family="table-cell" style:parent-style-name="Default" style:data-style-name="N37"/>
    <style:style style:name="gr1" style:family="graphic" style:parent-style-name="Default">
      <style:graphic-properties loext:decorative="fals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til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update_dawson_deeds" form:control-implementation="ooo:com.sun.star.form.component.CommandButton" xml:id="control1" form:id="control1" form:label="Update Deed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MFG|sheet_edit.py$update_deeds_sheet?language=Python&amp;location=document" xlink:type="simple"/>
              </office:event-listeners>
            </form:button>
          </form:form>
        </office:forms>
        <table:shapes>
          <draw:control draw:z-index="0" draw:name="Control 1" draw:style-name="gr1" draw:text-style-name="P1" svg:width="1.4524in" svg:height="0.7843in" svg:x="1.0299in" svg:y="0.3346in" draw:control="control1"/>
        </table:shapes>
        <table:table-column table:style-name="co1" table:number-columns-repeated="2" table:default-cell-style-name="Default"/>
        <table:table-row table:style-name="ro1" table:number-rows-repeated="8">
          <table:table-cell table:number-columns-repeated="2"/>
        </table:table-row>
        <table:table-row table:style-name="ro1">
          <table:table-cell/>
          <table:table-cell office:value-type="string" calcext:value-type="string">
            <text:p>NOTE: The script for updating this from a csv file is embedded in this sheet!</text:p>
          </table:table-cell>
        </table:table-row>
        <table:table-row table:style-name="ro1">
          <table:table-cell/>
          <table:table-cell office:value-type="string" calcext:value-type="string">
            <text:p>If the script is updated, the embedded version must be updated (APSO edit function)</text:p>
          </table:table-cell>
        </table:table-row>
      </table:table>
      <table:table table:name="dawson_deed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2" table:default-cell-style-name="ce4"/>
        <table:table-column table:style-name="co3" table:default-cell-style-name="Default"/>
        <table:table-column table:style-name="co4" table:default-cell-style-name="ce4"/>
        <table:table-column table:style-name="co5" table:default-cell-style-name="ce5"/>
        <table:table-column table:style-name="co6" table:default-cell-style-name="ce4"/>
        <table:table-column table:style-name="co1" table:number-columns-repeated="2" table:default-cell-style-name="ce4"/>
        <table:table-column table:style-name="co1" table:default-cell-style-name="Default"/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 office:value-type="string" calcext:value-type="string">
            <text:p>Last modified: Sun Oct <text:s/>8 12:59:16 2023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owner</text:p>
          </table:table-cell>
          <table:table-cell table:style-name="Default" office:value-type="string" calcext:value-type="string">
            <text:p>heated_area</text:p>
          </table:table-cell>
          <table:table-cell table:style-name="Default" office:value-type="string" calcext:value-type="string">
            <text:p>deed_date</text:p>
          </table:table-cell>
          <table:table-cell table:style-name="Default" office:value-type="string" calcext:value-type="string">
            <text:p>pkg_sale_price</text:p>
          </table:table-cell>
          <table:table-cell table:style-name="Default" office:value-type="string" calcext:value-type="string">
            <text:p>assessed</text:p>
          </table:table-cell>
          <table:table-cell table:style-name="Default" office:value-type="string" calcext:value-type="string">
            <text:p>account</text:p>
          </table:table-cell>
          <table:table-cell office:value-type="string" calcext:value-type="string">
            <text:p><text:a xlink:href="file:///home/mgering/projects/dawson_deeds/reports/deed_url" xlink:type="simple">deed_url</text:a>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BAKER, JOHN M &amp; NANCY</text:p>
          </table:table-cell>
          <table:table-cell office:value-type="string" calcext:value-type="string">
            <text:p>784</text:p>
          </table:table-cell>
          <table:table-cell office:value-type="date" office:date-value="2007-11-30" calcext:value-type="date">
            <text:p>11/30/07</text:p>
          </table:table-cell>
          <table:table-cell office:value-type="string" calcext:value-type="string">
            <text:p>172000</text:p>
          </table:table-cell>
          <table:table-cell office:value-type="string" calcext:value-type="string">
            <text:p>177460</text:p>
          </table:table-cell>
          <table:table-cell office:value-type="string" calcext:value-type="string">
            <text:p>0329096</text:p>
          </table:table-cell>
          <table:table-cell office:value-type="string" calcext:value-type="string">
            <text:p><text:a xlink:href="http://services.wakegov.com/realestate/Account.asp?id=0329096" xlink:type="simple">http://services.wakegov.com/realestate/Account.asp?id=0329096</text:a>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R MICHELLE SPARROW</text:p>
          </table:table-cell>
          <table:table-cell office:value-type="string" calcext:value-type="string">
            <text:p>530</text:p>
          </table:table-cell>
          <table:table-cell office:value-type="date" office:date-value="2015-05-05" calcext:value-type="date">
            <text:p>05/05/15</text:p>
          </table:table-cell>
          <table:table-cell office:value-type="string" calcext:value-type="string">
            <text:p>119500</text:p>
          </table:table-cell>
          <table:table-cell office:value-type="string" calcext:value-type="string">
            <text:p>126709</text:p>
          </table:table-cell>
          <table:table-cell office:value-type="string" calcext:value-type="string">
            <text:p>0329097</text:p>
          </table:table-cell>
          <table:table-cell office:value-type="string" calcext:value-type="string">
            <text:p><text:a xlink:href="http://services.wakegov.com/realestate/Account.asp?id=0329097" xlink:type="simple">http://services.wakegov.com/realestate/Account.asp?id=0329097</text:a></text:p>
          </table:table-cell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DAWSON DEVELOPERS INC</text:p>
          </table:table-cell>
          <table:table-cell office:value-type="string" calcext:value-type="string">
            <text:p>1487</text:p>
          </table:table-cell>
          <table:table-cell office:value-type="date" office:date-value="2003-12-23" calcext:value-type="date">
            <text:p>12/23/0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29340</text:p>
          </table:table-cell>
          <table:table-cell office:value-type="string" calcext:value-type="string">
            <text:p>0329098</text:p>
          </table:table-cell>
          <table:table-cell office:value-type="string" calcext:value-type="string">
            <text:p><text:a xlink:href="http://services.wakegov.com/realestate/Account.asp?id=0329098" xlink:type="simple">http://services.wakegov.com/realestate/Account.asp?id=0329098</text:a></text:p>
          </table:table-cell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THE STRAWBERRY GROUP LLC</text:p>
          </table:table-cell>
          <table:table-cell office:value-type="string" calcext:value-type="string">
            <text:p>2211</text:p>
          </table:table-cell>
          <table:table-cell office:value-type="date" office:date-value="2021-06-17" calcext:value-type="date">
            <text:p>06/17/21</text:p>
          </table:table-cell>
          <table:table-cell office:value-type="string" calcext:value-type="string">
            <text:p>940000</text:p>
          </table:table-cell>
          <table:table-cell office:value-type="string" calcext:value-type="string">
            <text:p>502614</text:p>
          </table:table-cell>
          <table:table-cell office:value-type="string" calcext:value-type="string">
            <text:p>0400624</text:p>
          </table:table-cell>
          <table:table-cell office:value-type="string" calcext:value-type="string">
            <text:p><text:a xlink:href="http://services.wakegov.com/realestate/Account.asp?id=0400624" xlink:type="simple">http://services.wakegov.com/realestate/Account.asp?id=0400624</text:a>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string" calcext:value-type="string">
            <text:p>COOPER, JAMES WESLEY</text:p>
          </table:table-cell>
          <table:table-cell office:value-type="string" calcext:value-type="string">
            <text:p>1224</text:p>
          </table:table-cell>
          <table:table-cell office:value-type="date" office:date-value="2023-05-19" calcext:value-type="date">
            <text:p>05/19/23</text:p>
          </table:table-cell>
          <table:table-cell office:value-type="string" calcext:value-type="string">
            <text:p>478000</text:p>
          </table:table-cell>
          <table:table-cell office:value-type="string" calcext:value-type="string">
            <text:p>417520</text:p>
          </table:table-cell>
          <table:table-cell office:value-type="string" calcext:value-type="string">
            <text:p>0328654</text:p>
          </table:table-cell>
          <table:table-cell office:value-type="string" calcext:value-type="string">
            <text:p><text:a xlink:href="http://services.wakegov.com/realestate/Account.asp?id=0328654" xlink:type="simple">http://services.wakegov.com/realestate/Account.asp?id=0328654</text:a>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string" calcext:value-type="string">
            <text:p>JOHNSON, RANDALL LEE</text:p>
          </table:table-cell>
          <table:table-cell office:value-type="string" calcext:value-type="string">
            <text:p>793</text:p>
          </table:table-cell>
          <table:table-cell office:value-type="date" office:date-value="2019-05-02" calcext:value-type="date">
            <text:p>05/02/19</text:p>
          </table:table-cell>
          <table:table-cell office:value-type="string" calcext:value-type="string">
            <text:p>265000</text:p>
          </table:table-cell>
          <table:table-cell office:value-type="string" calcext:value-type="string">
            <text:p>262611</text:p>
          </table:table-cell>
          <table:table-cell office:value-type="string" calcext:value-type="string">
            <text:p>0400616</text:p>
          </table:table-cell>
          <table:table-cell office:value-type="string" calcext:value-type="string">
            <text:p><text:a xlink:href="http://services.wakegov.com/realestate/Account.asp?id=0400616" xlink:type="simple">http://services.wakegov.com/realestate/Account.asp?id=0400616</text:a>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string" calcext:value-type="string">
            <text:p>WELLER, DENNIS</text:p>
          </table:table-cell>
          <table:table-cell office:value-type="string" calcext:value-type="string">
            <text:p>1628</text:p>
          </table:table-cell>
          <table:table-cell office:value-type="date" office:date-value="2021-03-01" calcext:value-type="date">
            <text:p>03/01/21</text:p>
          </table:table-cell>
          <table:table-cell office:value-type="string" calcext:value-type="string">
            <text:p>535000</text:p>
          </table:table-cell>
          <table:table-cell office:value-type="string" calcext:value-type="string">
            <text:p>529576</text:p>
          </table:table-cell>
          <table:table-cell office:value-type="string" calcext:value-type="string">
            <text:p>0328655</text:p>
          </table:table-cell>
          <table:table-cell office:value-type="string" calcext:value-type="string">
            <text:p><text:a xlink:href="http://services.wakegov.com/realestate/Account.asp?id=0328655" xlink:type="simple">http://services.wakegov.com/realestate/Account.asp?id=0328655</text:a>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string" calcext:value-type="string">
            <text:p>COOPER, JAMES WESLEY</text:p>
          </table:table-cell>
          <table:table-cell office:value-type="string" calcext:value-type="string">
            <text:p>855</text:p>
          </table:table-cell>
          <table:table-cell office:value-type="date" office:date-value="2015-12-29" calcext:value-type="date">
            <text:p>12/29/15</text:p>
          </table:table-cell>
          <table:table-cell office:value-type="string" calcext:value-type="string">
            <text:p>195000</text:p>
          </table:table-cell>
          <table:table-cell office:value-type="string" calcext:value-type="string">
            <text:p>260950</text:p>
          </table:table-cell>
          <table:table-cell office:value-type="string" calcext:value-type="string">
            <text:p>0400617</text:p>
          </table:table-cell>
          <table:table-cell office:value-type="string" calcext:value-type="string">
            <text:p><text:a xlink:href="http://services.wakegov.com/realestate/Account.asp?id=0400617" xlink:type="simple">http://services.wakegov.com/realestate/Account.asp?id=0400617</text:a>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BRIGGS, PAUL C &amp; KATHY L</text:p>
          </table:table-cell>
          <table:table-cell office:value-type="string" calcext:value-type="string">
            <text:p>1365</text:p>
          </table:table-cell>
          <table:table-cell office:value-type="date" office:date-value="2013-06-26" calcext:value-type="date">
            <text:p>06/26/13</text:p>
          </table:table-cell>
          <table:table-cell office:value-type="string" calcext:value-type="string">
            <text:p>320000</text:p>
          </table:table-cell>
          <table:table-cell office:value-type="string" calcext:value-type="string">
            <text:p>416015</text:p>
          </table:table-cell>
          <table:table-cell office:value-type="string" calcext:value-type="string">
            <text:p>0328656</text:p>
          </table:table-cell>
          <table:table-cell office:value-type="string" calcext:value-type="string">
            <text:p><text:a xlink:href="http://services.wakegov.com/realestate/Account.asp?id=0328656" xlink:type="simple">http://services.wakegov.com/realestate/Account.asp?id=0328656</text:a>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LYNCH, WILLIAM T &amp; GERALDINE F</text:p>
          </table:table-cell>
          <table:table-cell office:value-type="string" calcext:value-type="string">
            <text:p>2254</text:p>
          </table:table-cell>
          <table:table-cell office:value-type="date" office:date-value="2019-09-03" calcext:value-type="date">
            <text:p>09/03/19</text:p>
          </table:table-cell>
          <table:table-cell office:value-type="string" calcext:value-type="string">
            <text:p>6995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8657</text:p>
          </table:table-cell>
          <table:table-cell office:value-type="string" calcext:value-type="string">
            <text:p><text:a xlink:href="http://services.wakegov.com/realestate/Account.asp?id=0328657" xlink:type="simple">http://services.wakegov.com/realestate/Account.asp?id=0328657</text:a>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MEHTA, RIDHDHI</text:p>
          </table:table-cell>
          <table:table-cell office:value-type="string" calcext:value-type="string">
            <text:p>1139</text:p>
          </table:table-cell>
          <table:table-cell office:value-type="date" office:date-value="2020-05-27" calcext:value-type="date">
            <text:p>05/27/20</text:p>
          </table:table-cell>
          <table:table-cell office:value-type="string" calcext:value-type="string">
            <text:p>377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58</text:p>
          </table:table-cell>
          <table:table-cell office:value-type="string" calcext:value-type="string">
            <text:p><text:a xlink:href="http://services.wakegov.com/realestate/Account.asp?id=0328658" xlink:type="simple">http://services.wakegov.com/realestate/Account.asp?id=0328658</text:a>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SMITH, MARK DAVID; SMITH, MARY RYAN DOUGLASS</text:p>
          </table:table-cell>
          <table:table-cell office:value-type="string" calcext:value-type="string">
            <text:p>1409</text:p>
          </table:table-cell>
          <table:table-cell office:value-type="date" office:date-value="2018-07-30" calcext:value-type="date">
            <text:p>07/30/18</text:p>
          </table:table-cell>
          <table:table-cell office:value-type="string" calcext:value-type="string">
            <text:p>4375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59</text:p>
          </table:table-cell>
          <table:table-cell office:value-type="string" calcext:value-type="string">
            <text:p><text:a xlink:href="http://services.wakegov.com/realestate/Account.asp?id=0328659" xlink:type="simple">http://services.wakegov.com/realestate/Account.asp?id=0328659</text:a>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CABA PROPERTIES II LLC</text:p>
          </table:table-cell>
          <table:table-cell office:value-type="string" calcext:value-type="string">
            <text:p>1183</text:p>
          </table:table-cell>
          <table:table-cell office:value-type="date" office:date-value="2021-02-25" calcext:value-type="date">
            <text:p>02/25/21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8660</text:p>
          </table:table-cell>
          <table:table-cell office:value-type="string" calcext:value-type="string">
            <text:p><text:a xlink:href="http://services.wakegov.com/realestate/Account.asp?id=0328660" xlink:type="simple">http://services.wakegov.com/realestate/Account.asp?id=0328660</text:a>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string" calcext:value-type="string">
            <text:p>BOSCO, TANNER LEE</text:p>
          </table:table-cell>
          <table:table-cell office:value-type="string" calcext:value-type="string">
            <text:p>1409</text:p>
          </table:table-cell>
          <table:table-cell office:value-type="date" office:date-value="2022-03-01" calcext:value-type="date">
            <text:p>03/01/22</text:p>
          </table:table-cell>
          <table:table-cell office:value-type="string" calcext:value-type="string">
            <text:p>46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61</text:p>
          </table:table-cell>
          <table:table-cell office:value-type="string" calcext:value-type="string">
            <text:p><text:a xlink:href="http://services.wakegov.com/realestate/Account.asp?id=0328661" xlink:type="simple">http://services.wakegov.com/realestate/Account.asp?id=0328661</text:a>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ZACHARIA, WINSTON</text:p>
          </table:table-cell>
          <table:table-cell office:value-type="string" calcext:value-type="string">
            <text:p>956</text:p>
          </table:table-cell>
          <table:table-cell office:value-type="date" office:date-value="2013-06-04" calcext:value-type="date">
            <text:p>06/04/13</text:p>
          </table:table-cell>
          <table:table-cell office:value-type="string" calcext:value-type="string">
            <text:p>2290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8662</text:p>
          </table:table-cell>
          <table:table-cell office:value-type="string" calcext:value-type="string">
            <text:p><text:a xlink:href="http://services.wakegov.com/realestate/Account.asp?id=0328662" xlink:type="simple">http://services.wakegov.com/realestate/Account.asp?id=0328662</text:a>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ODONOVAN, GERALD &amp; SEOSAIMHIN</text:p>
          </table:table-cell>
          <table:table-cell office:value-type="string" calcext:value-type="string">
            <text:p>2171</text:p>
          </table:table-cell>
          <table:table-cell office:value-type="date" office:date-value="2006-05-26" calcext:value-type="date">
            <text:p>05/26/06</text:p>
          </table:table-cell>
          <table:table-cell office:value-type="string" calcext:value-type="string">
            <text:p>480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8663</text:p>
          </table:table-cell>
          <table:table-cell office:value-type="string" calcext:value-type="string">
            <text:p><text:a xlink:href="http://services.wakegov.com/realestate/Account.asp?id=0328663" xlink:type="simple">http://services.wakegov.com/realestate/Account.asp?id=0328663</text:a>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W&amp;S CAROLINA PROPERTIES LLC</text:p>
          </table:table-cell>
          <table:table-cell office:value-type="string" calcext:value-type="string">
            <text:p>1221</text:p>
          </table:table-cell>
          <table:table-cell office:value-type="date" office:date-value="2021-12-06" calcext:value-type="date">
            <text:p>12/06/21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8664</text:p>
          </table:table-cell>
          <table:table-cell office:value-type="string" calcext:value-type="string">
            <text:p><text:a xlink:href="http://services.wakegov.com/realestate/Account.asp?id=0328664" xlink:type="simple">http://services.wakegov.com/realestate/Account.asp?id=0328664</text:a>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string" calcext:value-type="string">
            <text:p>9TH STREET INVESTMENT LLC</text:p>
          </table:table-cell>
          <table:table-cell office:value-type="string" calcext:value-type="string">
            <text:p>1139</text:p>
          </table:table-cell>
          <table:table-cell office:value-type="date" office:date-value="2023-03-23" calcext:value-type="date">
            <text:p>03/23/23</text:p>
          </table:table-cell>
          <table:table-cell office:value-type="string" calcext:value-type="string">
            <text:p>4495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66</text:p>
          </table:table-cell>
          <table:table-cell office:value-type="string" calcext:value-type="string">
            <text:p><text:a xlink:href="http://services.wakegov.com/realestate/Account.asp?id=0328666" xlink:type="simple">http://services.wakegov.com/realestate/Account.asp?id=0328666</text:a>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string" calcext:value-type="string">
            <text:p>SOMAI, TULSI &amp; DROPATTIE</text:p>
          </table:table-cell>
          <table:table-cell office:value-type="string" calcext:value-type="string">
            <text:p>1142</text:p>
          </table:table-cell>
          <table:table-cell office:value-type="date" office:date-value="2016-11-28" calcext:value-type="date">
            <text:p>11/28/16</text:p>
          </table:table-cell>
          <table:table-cell office:value-type="string" calcext:value-type="string">
            <text:p>280000</text:p>
          </table:table-cell>
          <table:table-cell office:value-type="string" calcext:value-type="string">
            <text:p>359032</text:p>
          </table:table-cell>
          <table:table-cell office:value-type="string" calcext:value-type="string">
            <text:p>0328667</text:p>
          </table:table-cell>
          <table:table-cell office:value-type="string" calcext:value-type="string">
            <text:p><text:a xlink:href="http://services.wakegov.com/realestate/Account.asp?id=0328667" xlink:type="simple">http://services.wakegov.com/realestate/Account.asp?id=0328667</text:a>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SAPIA, JENNIFER L</text:p>
          </table:table-cell>
          <table:table-cell office:value-type="string" calcext:value-type="string">
            <text:p>1687</text:p>
          </table:table-cell>
          <table:table-cell office:value-type="date" office:date-value="2016-01-20" calcext:value-type="date">
            <text:p>01/20/16</text:p>
          </table:table-cell>
          <table:table-cell office:value-type="string" calcext:value-type="string">
            <text:p>405000</text:p>
          </table:table-cell>
          <table:table-cell office:value-type="string" calcext:value-type="string">
            <text:p>546257</text:p>
          </table:table-cell>
          <table:table-cell office:value-type="string" calcext:value-type="string">
            <text:p>0328668</text:p>
          </table:table-cell>
          <table:table-cell office:value-type="string" calcext:value-type="string">
            <text:p><text:a xlink:href="http://services.wakegov.com/realestate/Account.asp?id=0328668" xlink:type="simple">http://services.wakegov.com/realestate/Account.asp?id=0328668</text:a>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string" calcext:value-type="string">
            <text:p>JTT PROPERTIES LLC</text:p>
          </table:table-cell>
          <table:table-cell office:value-type="string" calcext:value-type="string">
            <text:p>787</text:p>
          </table:table-cell>
          <table:table-cell office:value-type="date" office:date-value="2008-02-28" calcext:value-type="date">
            <text:p>02/28/08</text:p>
          </table:table-cell>
          <table:table-cell office:value-type="string" calcext:value-type="string">
            <text:p>246000</text:p>
          </table:table-cell>
          <table:table-cell office:value-type="string" calcext:value-type="string">
            <text:p>262397</text:p>
          </table:table-cell>
          <table:table-cell office:value-type="string" calcext:value-type="string">
            <text:p>0328665</text:p>
          </table:table-cell>
          <table:table-cell office:value-type="string" calcext:value-type="string">
            <text:p><text:a xlink:href="http://services.wakegov.com/realestate/Account.asp?id=0328665" xlink:type="simple">http://services.wakegov.com/realestate/Account.asp?id=0328665</text:a>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SAUNDERS, JOSHUA N; WELLONS, ANTHONY S</text:p>
          </table:table-cell>
          <table:table-cell office:value-type="string" calcext:value-type="string">
            <text:p>1206</text:p>
          </table:table-cell>
          <table:table-cell office:value-type="date" office:date-value="2006-05-24" calcext:value-type="date">
            <text:p>05/24/06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412927</text:p>
          </table:table-cell>
          <table:table-cell office:value-type="string" calcext:value-type="string">
            <text:p>0400618</text:p>
          </table:table-cell>
          <table:table-cell office:value-type="string" calcext:value-type="string">
            <text:p><text:a xlink:href="http://services.wakegov.com/realestate/Account.asp?id=0400618" xlink:type="simple">http://services.wakegov.com/realestate/Account.asp?id=0400618</text:a>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SMITH, AYANA</text:p>
          </table:table-cell>
          <table:table-cell office:value-type="string" calcext:value-type="string">
            <text:p>849</text:p>
          </table:table-cell>
          <table:table-cell office:value-type="date" office:date-value="2021-04-19" calcext:value-type="date">
            <text:p>04/19/21</text:p>
          </table:table-cell>
          <table:table-cell office:value-type="string" calcext:value-type="string">
            <text:p>269000</text:p>
          </table:table-cell>
          <table:table-cell office:value-type="string" calcext:value-type="string">
            <text:p>259113</text:p>
          </table:table-cell>
          <table:table-cell office:value-type="string" calcext:value-type="string">
            <text:p>0400619</text:p>
          </table:table-cell>
          <table:table-cell office:value-type="string" calcext:value-type="string">
            <text:p><text:a xlink:href="http://services.wakegov.com/realestate/Account.asp?id=0400619" xlink:type="simple">http://services.wakegov.com/realestate/Account.asp?id=0400619</text:a>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string" calcext:value-type="string">
            <text:p>MORGAN, DONNA</text:p>
          </table:table-cell>
          <table:table-cell office:value-type="string" calcext:value-type="string">
            <text:p>1224</text:p>
          </table:table-cell>
          <table:table-cell office:value-type="date" office:date-value="2017-05-25" calcext:value-type="date">
            <text:p>05/25/17</text:p>
          </table:table-cell>
          <table:table-cell office:value-type="string" calcext:value-type="string">
            <text:p>355000</text:p>
          </table:table-cell>
          <table:table-cell office:value-type="string" calcext:value-type="string">
            <text:p>417520</text:p>
          </table:table-cell>
          <table:table-cell office:value-type="string" calcext:value-type="string">
            <text:p>0328669</text:p>
          </table:table-cell>
          <table:table-cell office:value-type="string" calcext:value-type="string">
            <text:p><text:a xlink:href="http://services.wakegov.com/realestate/Account.asp?id=0328669" xlink:type="simple">http://services.wakegov.com/realestate/Account.asp?id=0328669</text:a>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string" calcext:value-type="string">
            <text:p>FREEMAN, ALAN E</text:p>
          </table:table-cell>
          <table:table-cell office:value-type="string" calcext:value-type="string">
            <text:p>793</text:p>
          </table:table-cell>
          <table:table-cell office:value-type="date" office:date-value="2016-06-15" calcext:value-type="date">
            <text:p>06/15/16</text:p>
          </table:table-cell>
          <table:table-cell office:value-type="string" calcext:value-type="string">
            <text:p>195000</text:p>
          </table:table-cell>
          <table:table-cell office:value-type="string" calcext:value-type="string">
            <text:p>262611</text:p>
          </table:table-cell>
          <table:table-cell office:value-type="string" calcext:value-type="string">
            <text:p>0400620</text:p>
          </table:table-cell>
          <table:table-cell office:value-type="string" calcext:value-type="string">
            <text:p><text:a xlink:href="http://services.wakegov.com/realestate/Account.asp?id=0400620" xlink:type="simple">http://services.wakegov.com/realestate/Account.asp?id=0400620</text:a>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string" calcext:value-type="string">
            <text:p>MCLAMB, GRAHAM KENT</text:p>
          </table:table-cell>
          <table:table-cell office:value-type="string" calcext:value-type="string">
            <text:p>1628</text:p>
          </table:table-cell>
          <table:table-cell office:value-type="date" office:date-value="2005-09-08" calcext:value-type="date">
            <text:p>09/08/05</text:p>
          </table:table-cell>
          <table:table-cell office:value-type="string" calcext:value-type="string">
            <text:p>400000</text:p>
          </table:table-cell>
          <table:table-cell office:value-type="string" calcext:value-type="string">
            <text:p>529576</text:p>
          </table:table-cell>
          <table:table-cell office:value-type="string" calcext:value-type="string">
            <text:p>0328670</text:p>
          </table:table-cell>
          <table:table-cell office:value-type="string" calcext:value-type="string">
            <text:p><text:a xlink:href="http://services.wakegov.com/realestate/Account.asp?id=0328670" xlink:type="simple">http://services.wakegov.com/realestate/Account.asp?id=0328670</text:a>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string" calcext:value-type="string">
            <text:p>SCIOLINO, CONSTANCE FLOYD; SCIOLINO, JOSEPH C</text:p>
          </table:table-cell>
          <table:table-cell office:value-type="string" calcext:value-type="string">
            <text:p>855</text:p>
          </table:table-cell>
          <table:table-cell office:value-type="date" office:date-value="2011-02-22" calcext:value-type="date">
            <text:p>02/22/11</text:p>
          </table:table-cell>
          <table:table-cell office:value-type="string" calcext:value-type="string">
            <text:p>164000</text:p>
          </table:table-cell>
          <table:table-cell office:value-type="string" calcext:value-type="string">
            <text:p>260950</text:p>
          </table:table-cell>
          <table:table-cell office:value-type="string" calcext:value-type="string">
            <text:p>0400621</text:p>
          </table:table-cell>
          <table:table-cell office:value-type="string" calcext:value-type="string">
            <text:p><text:a xlink:href="http://services.wakegov.com/realestate/Account.asp?id=0400621" xlink:type="simple">http://services.wakegov.com/realestate/Account.asp?id=0400621</text:a>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string" calcext:value-type="string">
            <text:p>MACFARLANE, MARY RUTH</text:p>
          </table:table-cell>
          <table:table-cell office:value-type="string" calcext:value-type="string">
            <text:p>1365</text:p>
          </table:table-cell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391000</text:p>
          </table:table-cell>
          <table:table-cell office:value-type="string" calcext:value-type="string">
            <text:p>416015</text:p>
          </table:table-cell>
          <table:table-cell office:value-type="string" calcext:value-type="string">
            <text:p>0328671</text:p>
          </table:table-cell>
          <table:table-cell office:value-type="string" calcext:value-type="string">
            <text:p><text:a xlink:href="http://services.wakegov.com/realestate/Account.asp?id=0328671" xlink:type="simple">http://services.wakegov.com/realestate/Account.asp?id=0328671</text:a>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string" calcext:value-type="string">
            <text:p>LEWIS, WILBERT B TRUSTEE; WILBERT B LEWIS TRUST</text:p>
          </table:table-cell>
          <table:table-cell office:value-type="string" calcext:value-type="string">
            <text:p>2254</text:p>
          </table:table-cell>
          <table:table-cell office:value-type="date" office:date-value="2023-05-09" calcext:value-type="date">
            <text:p>05/09/23</text:p>
          </table:table-cell>
          <table:table-cell office:value-type="string" calcext:value-type="string">
            <text:p>8350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8672</text:p>
          </table:table-cell>
          <table:table-cell office:value-type="string" calcext:value-type="string">
            <text:p><text:a xlink:href="http://services.wakegov.com/realestate/Account.asp?id=0328672" xlink:type="simple">http://services.wakegov.com/realestate/Account.asp?id=0328672</text:a>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string" calcext:value-type="string">
            <text:p>BROOKS, ERIC THOMAS</text:p>
          </table:table-cell>
          <table:table-cell office:value-type="string" calcext:value-type="string">
            <text:p>1139</text:p>
          </table:table-cell>
          <table:table-cell office:value-type="date" office:date-value="2021-12-15" calcext:value-type="date">
            <text:p>12/15/21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73</text:p>
          </table:table-cell>
          <table:table-cell office:value-type="string" calcext:value-type="string">
            <text:p><text:a xlink:href="http://services.wakegov.com/realestate/Account.asp?id=0328673" xlink:type="simple">http://services.wakegov.com/realestate/Account.asp?id=0328673</text:a>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string" calcext:value-type="string">
            <text:p>SOTO, MARCO ANTONIO; MONTOYA, TANYA ALEJANDRA</text:p>
          </table:table-cell>
          <table:table-cell office:value-type="string" calcext:value-type="string">
            <text:p>1409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50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74</text:p>
          </table:table-cell>
          <table:table-cell office:value-type="string" calcext:value-type="string">
            <text:p><text:a xlink:href="http://services.wakegov.com/realestate/Account.asp?id=0328674" xlink:type="simple">http://services.wakegov.com/realestate/Account.asp?id=0328674</text:a>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string" calcext:value-type="string">
            <text:p>TIRADO-MONTERO, JAVIER</text:p>
          </table:table-cell>
          <table:table-cell office:value-type="string" calcext:value-type="string">
            <text:p>1183</text:p>
          </table:table-cell>
          <table:table-cell office:value-type="date" office:date-value="2021-04-05" calcext:value-type="date">
            <text:p>04/05/21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8675</text:p>
          </table:table-cell>
          <table:table-cell office:value-type="string" calcext:value-type="string">
            <text:p><text:a xlink:href="http://services.wakegov.com/realestate/Account.asp?id=0328675" xlink:type="simple">http://services.wakegov.com/realestate/Account.asp?id=0328675</text:a>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string" calcext:value-type="string">
            <text:p>DELGADO, JOSE A</text:p>
          </table:table-cell>
          <table:table-cell office:value-type="string" calcext:value-type="string">
            <text:p>1409</text:p>
          </table:table-cell>
          <table:table-cell office:value-type="date" office:date-value="2009-09-18" calcext:value-type="date">
            <text:p>09/18/09</text:p>
          </table:table-cell>
          <table:table-cell office:value-type="string" calcext:value-type="string">
            <text:p>304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76</text:p>
          </table:table-cell>
          <table:table-cell office:value-type="string" calcext:value-type="string">
            <text:p><text:a xlink:href="http://services.wakegov.com/realestate/Account.asp?id=0328676" xlink:type="simple">http://services.wakegov.com/realestate/Account.asp?id=0328676</text:a>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JEFFREYS, HARRY &amp; DANA</text:p>
          </table:table-cell>
          <table:table-cell office:value-type="string" calcext:value-type="string">
            <text:p>956</text:p>
          </table:table-cell>
          <table:table-cell office:value-type="date" office:date-value="2005-05-06" calcext:value-type="date">
            <text:p>05/06/05</text:p>
          </table:table-cell>
          <table:table-cell office:value-type="string" calcext:value-type="string">
            <text:p>2000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8677</text:p>
          </table:table-cell>
          <table:table-cell office:value-type="string" calcext:value-type="string">
            <text:p><text:a xlink:href="http://services.wakegov.com/realestate/Account.asp?id=0328677" xlink:type="simple">http://services.wakegov.com/realestate/Account.asp?id=0328677</text:a>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GRZES, HENRY J; MACDONALD, SANDI M A</text:p>
          </table:table-cell>
          <table:table-cell office:value-type="string" calcext:value-type="string">
            <text:p>2171</text:p>
          </table:table-cell>
          <table:table-cell office:value-type="date" office:date-value="2019-06-21" calcext:value-type="date">
            <text:p>06/21/19</text:p>
          </table:table-cell>
          <table:table-cell office:value-type="string" calcext:value-type="string">
            <text:p>606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8678</text:p>
          </table:table-cell>
          <table:table-cell office:value-type="string" calcext:value-type="string">
            <text:p><text:a xlink:href="http://services.wakegov.com/realestate/Account.asp?id=0328678" xlink:type="simple">http://services.wakegov.com/realestate/Account.asp?id=0328678</text:a>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POWELL LINEAGE CHERRY COURT LLC</text:p>
          </table:table-cell>
          <table:table-cell office:value-type="string" calcext:value-type="string">
            <text:p>1221</text:p>
          </table:table-cell>
          <table:table-cell office:value-type="date" office:date-value="2017-11-09" calcext:value-type="date">
            <text:p>11/09/17</text:p>
          </table:table-cell>
          <table:table-cell office:value-type="string" calcext:value-type="string">
            <text:p>3070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8679</text:p>
          </table:table-cell>
          <table:table-cell office:value-type="string" calcext:value-type="string">
            <text:p><text:a xlink:href="http://services.wakegov.com/realestate/Account.asp?id=0328679" xlink:type="simple">http://services.wakegov.com/realestate/Account.asp?id=0328679</text:a>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string" calcext:value-type="string">
            <text:p>OVERBEY, CHELSEA</text:p>
          </table:table-cell>
          <table:table-cell office:value-type="string" calcext:value-type="string">
            <text:p>1139</text:p>
          </table:table-cell>
          <table:table-cell office:value-type="date" office:date-value="2022-09-28" calcext:value-type="date">
            <text:p>09/28/22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81</text:p>
          </table:table-cell>
          <table:table-cell office:value-type="string" calcext:value-type="string">
            <text:p><text:a xlink:href="http://services.wakegov.com/realestate/Account.asp?id=0328681" xlink:type="simple">http://services.wakegov.com/realestate/Account.asp?id=0328681</text:a>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string" calcext:value-type="string">
            <text:p>CARTER, SARAH ELISE</text:p>
          </table:table-cell>
          <table:table-cell office:value-type="string" calcext:value-type="string">
            <text:p>1142</text:p>
          </table:table-cell>
          <table:table-cell office:value-type="date" office:date-value="2021-07-01" calcext:value-type="date">
            <text:p>07/01/21</text:p>
          </table:table-cell>
          <table:table-cell office:value-type="string" calcext:value-type="string">
            <text:p>345000</text:p>
          </table:table-cell>
          <table:table-cell office:value-type="string" calcext:value-type="string">
            <text:p>359032</text:p>
          </table:table-cell>
          <table:table-cell office:value-type="string" calcext:value-type="string">
            <text:p>0328682</text:p>
          </table:table-cell>
          <table:table-cell office:value-type="string" calcext:value-type="string">
            <text:p><text:a xlink:href="http://services.wakegov.com/realestate/Account.asp?id=0328682" xlink:type="simple">http://services.wakegov.com/realestate/Account.asp?id=0328682</text:a>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string" calcext:value-type="string">
            <text:p>RANDOLPH, ROBERT CLETE; RANDOLPH, MARYANNE BILLER</text:p>
          </table:table-cell>
          <table:table-cell office:value-type="string" calcext:value-type="string">
            <text:p>1687</text:p>
          </table:table-cell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532000</text:p>
          </table:table-cell>
          <table:table-cell office:value-type="string" calcext:value-type="string">
            <text:p>546257</text:p>
          </table:table-cell>
          <table:table-cell office:value-type="string" calcext:value-type="string">
            <text:p>0328683</text:p>
          </table:table-cell>
          <table:table-cell office:value-type="string" calcext:value-type="string">
            <text:p><text:a xlink:href="http://services.wakegov.com/realestate/Account.asp?id=0328683" xlink:type="simple">http://services.wakegov.com/realestate/Account.asp?id=0328683</text:a>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BELO, ROBERT O &amp; CAROLIN D BAKEWELL</text:p>
          </table:table-cell>
          <table:table-cell office:value-type="string" calcext:value-type="string">
            <text:p>787</text:p>
          </table:table-cell>
          <table:table-cell office:value-type="date" office:date-value="2009-12-30" calcext:value-type="date">
            <text:p>12/30/09</text:p>
          </table:table-cell>
          <table:table-cell office:value-type="string" calcext:value-type="string">
            <text:p>230000</text:p>
          </table:table-cell>
          <table:table-cell office:value-type="string" calcext:value-type="string">
            <text:p>262397</text:p>
          </table:table-cell>
          <table:table-cell office:value-type="string" calcext:value-type="string">
            <text:p>0328680</text:p>
          </table:table-cell>
          <table:table-cell office:value-type="string" calcext:value-type="string">
            <text:p><text:a xlink:href="http://services.wakegov.com/realestate/Account.asp?id=0328680" xlink:type="simple">http://services.wakegov.com/realestate/Account.asp?id=0328680</text:a>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FRANKLIN, EUGENE THOMAS JR</text:p>
          </table:table-cell>
          <table:table-cell office:value-type="string" calcext:value-type="string">
            <text:p>1206</text:p>
          </table:table-cell>
          <table:table-cell office:value-type="date" office:date-value="2006-03-15" calcext:value-type="date">
            <text:p>03/15/06</text:p>
          </table:table-cell>
          <table:table-cell office:value-type="string" calcext:value-type="string">
            <text:p>378000</text:p>
          </table:table-cell>
          <table:table-cell office:value-type="string" calcext:value-type="string">
            <text:p>412927</text:p>
          </table:table-cell>
          <table:table-cell office:value-type="string" calcext:value-type="string">
            <text:p>0400622</text:p>
          </table:table-cell>
          <table:table-cell office:value-type="string" calcext:value-type="string">
            <text:p><text:a xlink:href="http://services.wakegov.com/realestate/Account.asp?id=0400622" xlink:type="simple">http://services.wakegov.com/realestate/Account.asp?id=0400622</text:a>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string" calcext:value-type="string">
            <text:p>VEMURI, SRIKAR</text:p>
          </table:table-cell>
          <table:table-cell office:value-type="string" calcext:value-type="string">
            <text:p>849</text:p>
          </table:table-cell>
          <table:table-cell office:value-type="date" office:date-value="2019-05-31" calcext:value-type="date">
            <text:p>05/31/19</text:p>
          </table:table-cell>
          <table:table-cell office:value-type="string" calcext:value-type="string">
            <text:p>253000</text:p>
          </table:table-cell>
          <table:table-cell office:value-type="string" calcext:value-type="string">
            <text:p>259113</text:p>
          </table:table-cell>
          <table:table-cell office:value-type="string" calcext:value-type="string">
            <text:p>0400623</text:p>
          </table:table-cell>
          <table:table-cell office:value-type="string" calcext:value-type="string">
            <text:p><text:a xlink:href="http://services.wakegov.com/realestate/Account.asp?id=0400623" xlink:type="simple">http://services.wakegov.com/realestate/Account.asp?id=0400623</text:a>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string" calcext:value-type="string">
            <text:p>LAMBERT, TIMOTHY TRUSTEE; THE TIMOTHY LAMBERT FAMILY TRUST</text:p>
          </table:table-cell>
          <table:table-cell office:value-type="string" calcext:value-type="string">
            <text:p>3037</text:p>
          </table:table-cell>
          <table:table-cell office:value-type="date" office:date-value="2022-06-27" calcext:value-type="date">
            <text:p>06/27/22</text:p>
          </table:table-cell>
          <table:table-cell office:value-type="string" calcext:value-type="string">
            <text:p>1200000</text:p>
          </table:table-cell>
          <table:table-cell office:value-type="string" calcext:value-type="string">
            <text:p>864738</text:p>
          </table:table-cell>
          <table:table-cell office:value-type="string" calcext:value-type="string">
            <text:p>0328684</text:p>
          </table:table-cell>
          <table:table-cell office:value-type="string" calcext:value-type="string">
            <text:p><text:a xlink:href="http://services.wakegov.com/realestate/Account.asp?id=0328684" xlink:type="simple">http://services.wakegov.com/realestate/Account.asp?id=0328684</text:a>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string" calcext:value-type="string">
            <text:p>MUNRO, JOYCE LORAINE; FARRELL, WILSON WRENSHALL JR</text:p>
          </table:table-cell>
          <table:table-cell office:value-type="string" calcext:value-type="string">
            <text:p>1628</text:p>
          </table:table-cell>
          <table:table-cell office:value-type="date" office:date-value="2012-12-12" calcext:value-type="date">
            <text:p>12/12/12</text:p>
          </table:table-cell>
          <table:table-cell office:value-type="string" calcext:value-type="string">
            <text:p>312000</text:p>
          </table:table-cell>
          <table:table-cell office:value-type="string" calcext:value-type="string">
            <text:p>529576</text:p>
          </table:table-cell>
          <table:table-cell office:value-type="string" calcext:value-type="string">
            <text:p>0328685</text:p>
          </table:table-cell>
          <table:table-cell office:value-type="string" calcext:value-type="string">
            <text:p><text:a xlink:href="http://services.wakegov.com/realestate/Account.asp?id=0328685" xlink:type="simple">http://services.wakegov.com/realestate/Account.asp?id=0328685</text:a>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FOYE, DWON</text:p>
          </table:table-cell>
          <table:table-cell office:value-type="string" calcext:value-type="string">
            <text:p>1365</text:p>
          </table:table-cell>
          <table:table-cell office:value-type="date" office:date-value="2005-10-03" calcext:value-type="date">
            <text:p>10/03/05</text:p>
          </table:table-cell>
          <table:table-cell office:value-type="string" calcext:value-type="string">
            <text:p>338000</text:p>
          </table:table-cell>
          <table:table-cell office:value-type="string" calcext:value-type="string">
            <text:p>416015</text:p>
          </table:table-cell>
          <table:table-cell office:value-type="string" calcext:value-type="string">
            <text:p>0328686</text:p>
          </table:table-cell>
          <table:table-cell office:value-type="string" calcext:value-type="string">
            <text:p><text:a xlink:href="http://services.wakegov.com/realestate/Account.asp?id=0328686" xlink:type="simple">http://services.wakegov.com/realestate/Account.asp?id=0328686</text:a>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POWELL LINEAGE WAKE COUNTY LLC</text:p>
          </table:table-cell>
          <table:table-cell office:value-type="string" calcext:value-type="string">
            <text:p>2254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5900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8687</text:p>
          </table:table-cell>
          <table:table-cell office:value-type="string" calcext:value-type="string">
            <text:p><text:a xlink:href="http://services.wakegov.com/realestate/Account.asp?id=0328687" xlink:type="simple">http://services.wakegov.com/realestate/Account.asp?id=0328687</text:a>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string" calcext:value-type="string">
            <text:p>OSLISLO, JANE</text:p>
          </table:table-cell>
          <table:table-cell office:value-type="string" calcext:value-type="string">
            <text:p>1139</text:p>
          </table:table-cell>
          <table:table-cell office:value-type="date" office:date-value="2013-09-23" calcext:value-type="date">
            <text:p>09/23/13</text:p>
          </table:table-cell>
          <table:table-cell office:value-type="string" calcext:value-type="string">
            <text:p>284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88</text:p>
          </table:table-cell>
          <table:table-cell office:value-type="string" calcext:value-type="string">
            <text:p><text:a xlink:href="http://services.wakegov.com/realestate/Account.asp?id=0328688" xlink:type="simple">http://services.wakegov.com/realestate/Account.asp?id=0328688</text:a>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string" calcext:value-type="string">
            <text:p>MOUTOS, CHRIS</text:p>
          </table:table-cell>
          <table:table-cell office:value-type="string" calcext:value-type="string">
            <text:p>1409</text:p>
          </table:table-cell>
          <table:table-cell office:value-type="date" office:date-value="2016-06-10" calcext:value-type="date">
            <text:p>06/10/16</text:p>
          </table:table-cell>
          <table:table-cell office:value-type="string" calcext:value-type="string">
            <text:p>356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73</text:p>
          </table:table-cell>
          <table:table-cell office:value-type="string" calcext:value-type="string">
            <text:p><text:a xlink:href="http://services.wakegov.com/realestate/Account.asp?id=0329073" xlink:type="simple">http://services.wakegov.com/realestate/Account.asp?id=0329073</text:a>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KENNEY, STEPHEN A</text:p>
          </table:table-cell>
          <table:table-cell office:value-type="string" calcext:value-type="string">
            <text:p>1183</text:p>
          </table:table-cell>
          <table:table-cell office:value-type="date" office:date-value="2019-12-10" calcext:value-type="date">
            <text:p>12/10/19</text:p>
          </table:table-cell>
          <table:table-cell office:value-type="string" calcext:value-type="string">
            <text:p>375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9074</text:p>
          </table:table-cell>
          <table:table-cell office:value-type="string" calcext:value-type="string">
            <text:p><text:a xlink:href="http://services.wakegov.com/realestate/Account.asp?id=0329074" xlink:type="simple">http://services.wakegov.com/realestate/Account.asp?id=0329074</text:a>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string" calcext:value-type="string">
            <text:p>MORRIS, THOMAS HUNTER</text:p>
          </table:table-cell>
          <table:table-cell office:value-type="string" calcext:value-type="string">
            <text:p>1409</text:p>
          </table:table-cell>
          <table:table-cell office:value-type="date" office:date-value="2020-09-25" calcext:value-type="date">
            <text:p>09/25/20</text:p>
          </table:table-cell>
          <table:table-cell office:value-type="string" calcext:value-type="string">
            <text:p>395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75</text:p>
          </table:table-cell>
          <table:table-cell office:value-type="string" calcext:value-type="string">
            <text:p><text:a xlink:href="http://services.wakegov.com/realestate/Account.asp?id=0329075" xlink:type="simple">http://services.wakegov.com/realestate/Account.asp?id=0329075</text:a>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ZACHARIA, WINSTON</text:p>
          </table:table-cell>
          <table:table-cell office:value-type="string" calcext:value-type="string">
            <text:p>956</text:p>
          </table:table-cell>
          <table:table-cell office:value-type="date" office:date-value="2013-10-18" calcext:value-type="date">
            <text:p>10/18/13</text:p>
          </table:table-cell>
          <table:table-cell office:value-type="string" calcext:value-type="string">
            <text:p>2350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9076</text:p>
          </table:table-cell>
          <table:table-cell office:value-type="string" calcext:value-type="string">
            <text:p><text:a xlink:href="http://services.wakegov.com/realestate/Account.asp?id=0329076" xlink:type="simple">http://services.wakegov.com/realestate/Account.asp?id=0329076</text:a>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WATKE, FREDERIC W. &amp; ANN M.</text:p>
          </table:table-cell>
          <table:table-cell office:value-type="string" calcext:value-type="string">
            <text:p>2171</text:p>
          </table:table-cell>
          <table:table-cell office:value-type="date" office:date-value="2014-05-22" calcext:value-type="date">
            <text:p>05/22/14</text:p>
          </table:table-cell>
          <table:table-cell office:value-type="string" calcext:value-type="string">
            <text:p>525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9077</text:p>
          </table:table-cell>
          <table:table-cell office:value-type="string" calcext:value-type="string">
            <text:p><text:a xlink:href="http://services.wakegov.com/realestate/Account.asp?id=0329077" xlink:type="simple">http://services.wakegov.com/realestate/Account.asp?id=0329077</text:a>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string" calcext:value-type="string">
            <text:p>GRAY, STEVEN J</text:p>
          </table:table-cell>
          <table:table-cell office:value-type="string" calcext:value-type="string">
            <text:p>1221</text:p>
          </table:table-cell>
          <table:table-cell office:value-type="date" office:date-value="2005-04-14" calcext:value-type="date">
            <text:p>04/14/05</text:p>
          </table:table-cell>
          <table:table-cell office:value-type="string" calcext:value-type="string">
            <text:p>2415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9078</text:p>
          </table:table-cell>
          <table:table-cell office:value-type="string" calcext:value-type="string">
            <text:p><text:a xlink:href="http://services.wakegov.com/realestate/Account.asp?id=0329078" xlink:type="simple">http://services.wakegov.com/realestate/Account.asp?id=0329078</text:a>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GERING, MICHAEL FREDERICK; FERREE, MARSHA ELLEN</text:p>
          </table:table-cell>
          <table:table-cell office:value-type="string" calcext:value-type="string">
            <text:p>2995</text:p>
          </table:table-cell>
          <table:table-cell office:value-type="date" office:date-value="2019-02-06" calcext:value-type="date">
            <text:p>02/06/19</text:p>
          </table:table-cell>
          <table:table-cell office:value-type="string" calcext:value-type="string">
            <text:p>830000</text:p>
          </table:table-cell>
          <table:table-cell office:value-type="string" calcext:value-type="string">
            <text:p>853483</text:p>
          </table:table-cell>
          <table:table-cell office:value-type="string" calcext:value-type="string">
            <text:p>0329079</text:p>
          </table:table-cell>
          <table:table-cell office:value-type="string" calcext:value-type="string">
            <text:p><text:a xlink:href="http://services.wakegov.com/realestate/Account.asp?id=0329079" xlink:type="simple">http://services.wakegov.com/realestate/Account.asp?id=0329079</text:a>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STEWART, MELISSA BRINSON</text:p>
          </table:table-cell>
          <table:table-cell office:value-type="string" calcext:value-type="string">
            <text:p>1139</text:p>
          </table:table-cell>
          <table:table-cell office:value-type="date" office:date-value="2012-10-31" calcext:value-type="date">
            <text:p>10/31/12</text:p>
          </table:table-cell>
          <table:table-cell office:value-type="string" calcext:value-type="string">
            <text:p>272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9080</text:p>
          </table:table-cell>
          <table:table-cell office:value-type="string" calcext:value-type="string">
            <text:p><text:a xlink:href="http://services.wakegov.com/realestate/Account.asp?id=0329080" xlink:type="simple">http://services.wakegov.com/realestate/Account.asp?id=0329080</text:a>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VILLEGAS, IBIS</text:p>
          </table:table-cell>
          <table:table-cell office:value-type="string" calcext:value-type="string">
            <text:p>1142</text:p>
          </table:table-cell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393000</text:p>
          </table:table-cell>
          <table:table-cell office:value-type="string" calcext:value-type="string">
            <text:p>359032</text:p>
          </table:table-cell>
          <table:table-cell office:value-type="string" calcext:value-type="string">
            <text:p>0329081</text:p>
          </table:table-cell>
          <table:table-cell office:value-type="string" calcext:value-type="string">
            <text:p><text:a xlink:href="http://services.wakegov.com/realestate/Account.asp?id=0329081" xlink:type="simple">http://services.wakegov.com/realestate/Account.asp?id=0329081</text:a>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string" calcext:value-type="string">
            <text:p>ATKINSON, KATHERINE</text:p>
          </table:table-cell>
          <table:table-cell office:value-type="string" calcext:value-type="string">
            <text:p>1687</text:p>
          </table:table-cell>
          <table:table-cell office:value-type="date" office:date-value="2006-06-20" calcext:value-type="date">
            <text:p>06/20/06</text:p>
          </table:table-cell>
          <table:table-cell office:value-type="string" calcext:value-type="string">
            <text:p>414000</text:p>
          </table:table-cell>
          <table:table-cell office:value-type="string" calcext:value-type="string">
            <text:p>546257</text:p>
          </table:table-cell>
          <table:table-cell office:value-type="string" calcext:value-type="string">
            <text:p>0329082</text:p>
          </table:table-cell>
          <table:table-cell office:value-type="string" calcext:value-type="string">
            <text:p><text:a xlink:href="http://services.wakegov.com/realestate/Account.asp?id=0329082" xlink:type="simple">http://services.wakegov.com/realestate/Account.asp?id=0329082</text:a>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string" calcext:value-type="string">
            <text:p>OPPENHEIMER, WENDY; BRAGANZA, ASHISH</text:p>
          </table:table-cell>
          <table:table-cell office:value-type="string" calcext:value-type="string">
            <text:p>3037</text:p>
          </table:table-cell>
          <table:table-cell office:value-type="date" office:date-value="2013-11-27" calcext:value-type="date">
            <text:p>11/27/13</text:p>
          </table:table-cell>
          <table:table-cell office:value-type="string" calcext:value-type="string">
            <text:p>655000</text:p>
          </table:table-cell>
          <table:table-cell office:value-type="string" calcext:value-type="string">
            <text:p>911148</text:p>
          </table:table-cell>
          <table:table-cell office:value-type="string" calcext:value-type="string">
            <text:p>0329083</text:p>
          </table:table-cell>
          <table:table-cell office:value-type="string" calcext:value-type="string">
            <text:p><text:a xlink:href="http://services.wakegov.com/realestate/Account.asp?id=0329083" xlink:type="simple">http://services.wakegov.com/realestate/Account.asp?id=0329083</text:a>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MCQUADE, DANIEL &amp; DANA HARITON</text:p>
          </table:table-cell>
          <table:table-cell office:value-type="string" calcext:value-type="string">
            <text:p>3083</text:p>
          </table:table-cell>
          <table:table-cell office:value-type="date" office:date-value="2015-03-16" calcext:value-type="date">
            <text:p>03/16/15</text:p>
          </table:table-cell>
          <table:table-cell office:value-type="string" calcext:value-type="string">
            <text:p>825000</text:p>
          </table:table-cell>
          <table:table-cell office:value-type="string" calcext:value-type="string">
            <text:p>923518</text:p>
          </table:table-cell>
          <table:table-cell office:value-type="string" calcext:value-type="string">
            <text:p>0329084</text:p>
          </table:table-cell>
          <table:table-cell office:value-type="string" calcext:value-type="string">
            <text:p><text:a xlink:href="http://services.wakegov.com/realestate/Account.asp?id=0329084" xlink:type="simple">http://services.wakegov.com/realestate/Account.asp?id=0329084</text:a>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string" calcext:value-type="string">
            <text:p>WILLIAM C. STEPHENSON, III, REVOCAB</text:p>
          </table:table-cell>
          <table:table-cell office:value-type="string" calcext:value-type="string">
            <text:p>2254</text:p>
          </table:table-cell>
          <table:table-cell office:value-type="date" office:date-value="2013-10-23" calcext:value-type="date">
            <text:p>10/23/13</text:p>
          </table:table-cell>
          <table:table-cell office:value-type="string" calcext:value-type="string">
            <text:p>4645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9085</text:p>
          </table:table-cell>
          <table:table-cell office:value-type="string" calcext:value-type="string">
            <text:p><text:a xlink:href="http://services.wakegov.com/realestate/Account.asp?id=0329085" xlink:type="simple">http://services.wakegov.com/realestate/Account.asp?id=0329085</text:a>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POWELL LINEAGE CHERRY COURT LLC</text:p>
          </table:table-cell>
          <table:table-cell office:value-type="string" calcext:value-type="string">
            <text:p>1139</text:p>
          </table:table-cell>
          <table:table-cell office:value-type="date" office:date-value="2017-11-09" calcext:value-type="date">
            <text:p>11/09/17</text:p>
          </table:table-cell>
          <table:table-cell office:value-type="string" calcext:value-type="string">
            <text:p>314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9086</text:p>
          </table:table-cell>
          <table:table-cell office:value-type="string" calcext:value-type="string">
            <text:p><text:a xlink:href="http://services.wakegov.com/realestate/Account.asp?id=0329086" xlink:type="simple">http://services.wakegov.com/realestate/Account.asp?id=0329086</text:a>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string" calcext:value-type="string">
            <text:p>WOODALL, JOHN CHARLES; CREECH, MARY HELEN</text:p>
          </table:table-cell>
          <table:table-cell office:value-type="string" calcext:value-type="string">
            <text:p>1409</text:p>
          </table:table-cell>
          <table:table-cell office:value-type="date" office:date-value="2022-06-13" calcext:value-type="date">
            <text:p>06/13/22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87</text:p>
          </table:table-cell>
          <table:table-cell office:value-type="string" calcext:value-type="string">
            <text:p><text:a xlink:href="http://services.wakegov.com/realestate/Account.asp?id=0329087" xlink:type="simple">http://services.wakegov.com/realestate/Account.asp?id=0329087</text:a>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string" calcext:value-type="string">
            <text:p>KING, ALAN S</text:p>
          </table:table-cell>
          <table:table-cell office:value-type="string" calcext:value-type="string">
            <text:p>1183</text:p>
          </table:table-cell>
          <table:table-cell office:value-type="date" office:date-value="2010-06-29" calcext:value-type="date">
            <text:p>06/29/10</text:p>
          </table:table-cell>
          <table:table-cell office:value-type="string" calcext:value-type="string">
            <text:p>275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9088</text:p>
          </table:table-cell>
          <table:table-cell office:value-type="string" calcext:value-type="string">
            <text:p><text:a xlink:href="http://services.wakegov.com/realestate/Account.asp?id=0329088" xlink:type="simple">http://services.wakegov.com/realestate/Account.asp?id=0329088</text:a>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string" calcext:value-type="string">
            <text:p>HINKLE, CATHERINE</text:p>
          </table:table-cell>
          <table:table-cell office:value-type="string" calcext:value-type="string">
            <text:p>1409</text:p>
          </table:table-cell>
          <table:table-cell office:value-type="date" office:date-value="2019-06-17" calcext:value-type="date">
            <text:p>06/17/19</text:p>
          </table:table-cell>
          <table:table-cell office:value-type="string" calcext:value-type="string">
            <text:p>47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89</text:p>
          </table:table-cell>
          <table:table-cell office:value-type="string" calcext:value-type="string">
            <text:p><text:a xlink:href="http://services.wakegov.com/realestate/Account.asp?id=0329089" xlink:type="simple">http://services.wakegov.com/realestate/Account.asp?id=0329089</text:a>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string" calcext:value-type="string">
            <text:p>DELGADO, JOSE A; DELGADO, JOSE A</text:p>
          </table:table-cell>
          <table:table-cell office:value-type="string" calcext:value-type="string">
            <text:p>956</text:p>
          </table:table-cell>
          <table:table-cell office:value-type="date" office:date-value="2009-09-18" calcext:value-type="date">
            <text:p>09/18/09</text:p>
          </table:table-cell>
          <table:table-cell office:value-type="string" calcext:value-type="string">
            <text:p>1905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9090</text:p>
          </table:table-cell>
          <table:table-cell office:value-type="string" calcext:value-type="string">
            <text:p><text:a xlink:href="http://services.wakegov.com/realestate/Account.asp?id=0329090" xlink:type="simple">http://services.wakegov.com/realestate/Account.asp?id=0329090</text:a>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string" calcext:value-type="string">
            <text:p>POWELL, JANICE L &amp; DREXEL DWANE</text:p>
          </table:table-cell>
          <table:table-cell office:value-type="string" calcext:value-type="string">
            <text:p>2171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600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9091</text:p>
          </table:table-cell>
          <table:table-cell office:value-type="string" calcext:value-type="string">
            <text:p><text:a xlink:href="http://services.wakegov.com/realestate/Account.asp?id=0329091" xlink:type="simple">http://services.wakegov.com/realestate/Account.asp?id=0329091</text:a>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string" calcext:value-type="string">
            <text:p>SHERK, WILLIAM G &amp; ROSA W</text:p>
          </table:table-cell>
          <table:table-cell office:value-type="string" calcext:value-type="string">
            <text:p>1221</text:p>
          </table:table-cell>
          <table:table-cell office:value-type="date" office:date-value="2005-04-08" calcext:value-type="date">
            <text:p>04/08/05</text:p>
          </table:table-cell>
          <table:table-cell office:value-type="string" calcext:value-type="string">
            <text:p>2460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9092</text:p>
          </table:table-cell>
          <table:table-cell office:value-type="string" calcext:value-type="string">
            <text:p><text:a xlink:href="http://services.wakegov.com/realestate/Account.asp?id=0329092" xlink:type="simple">http://services.wakegov.com/realestate/Account.asp?id=0329092</text:a>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string" calcext:value-type="string">
            <text:p>ROLLING WINGS LLC</text:p>
          </table:table-cell>
          <table:table-cell office:value-type="string" calcext:value-type="string">
            <text:p>2995</text:p>
          </table:table-cell>
          <table:table-cell office:value-type="date" office:date-value="2023-08-23" calcext:value-type="date">
            <text:p>08/23/23</text:p>
          </table:table-cell>
          <table:table-cell office:value-type="string" calcext:value-type="string">
            <text:p>1590000</text:p>
          </table:table-cell>
          <table:table-cell office:value-type="string" calcext:value-type="string">
            <text:p>899311</text:p>
          </table:table-cell>
          <table:table-cell office:value-type="string" calcext:value-type="string">
            <text:p>0329093</text:p>
          </table:table-cell>
          <table:table-cell office:value-type="string" calcext:value-type="string">
            <text:p><text:a xlink:href="http://services.wakegov.com/realestate/Account.asp?id=0329093" xlink:type="simple">http://services.wakegov.com/realestate/Account.asp?id=0329093</text:a>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KAUFMAN, MILES &amp; ALLISON SELLERS</text:p>
          </table:table-cell>
          <table:table-cell office:value-type="string" calcext:value-type="string">
            <text:p>1139</text:p>
          </table:table-cell>
          <table:table-cell office:value-type="date" office:date-value="2021-11-16" calcext:value-type="date">
            <text:p>11/16/21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9094</text:p>
          </table:table-cell>
          <table:table-cell office:value-type="string" calcext:value-type="string">
            <text:p><text:a xlink:href="http://services.wakegov.com/realestate/Account.asp?id=0329094" xlink:type="simple">http://services.wakegov.com/realestate/Account.asp?id=0329094</text:a>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string" calcext:value-type="string">
            <text:p>LAWSON, ROBERT CHARLES; POWELL, FRANKLIN MATTHEW</text:p>
          </table:table-cell>
          <table:table-cell office:value-type="string" calcext:value-type="string">
            <text:p>2888</text:p>
          </table:table-cell>
          <table:table-cell office:value-type="date" office:date-value="2018-09-27" calcext:value-type="date">
            <text:p>09/27/18</text:p>
          </table:table-cell>
          <table:table-cell office:value-type="string" calcext:value-type="string">
            <text:p>875000</text:p>
          </table:table-cell>
          <table:table-cell office:value-type="string" calcext:value-type="string">
            <text:p>892302</text:p>
          </table:table-cell>
          <table:table-cell office:value-type="string" calcext:value-type="string">
            <text:p>0329095</text:p>
          </table:table-cell>
          <table:table-cell office:value-type="string" calcext:value-type="string">
            <text:p><text:a xlink:href="http://services.wakegov.com/realestate/Account.asp?id=0329095" xlink:type="simple">http://services.wakegov.com/realestate/Account.asp?id=0329095</text:a></text:p>
          </table:table-cell>
        </table:table-row>
      </table:table>
      <table:table table:name="parking" table:style-name="ta1">
        <table:table-column table:style-name="co1" table:default-cell-style-name="ce4"/>
        <table:table-column table:style-name="co7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assigned_space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17" calcext:value-type="float">
            <text:p>17</text:p>
          </table:table-cell>
        </table:table-row>
      </table:table>
      <table:table table:name="stg_bin" table:style-name="ta1">
        <table:table-column table:style-name="co1" table:default-cell-style-name="ce4"/>
        <table:table-column table:style-name="co1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stg_bin_num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40" calcext:value-type="float">
            <text:p>40</text:p>
          </table:table-cell>
        </table:table-row>
      </table:table>
      <table:table table:name="lockbox" table:style-name="ta1">
        <table:table-column table:style-name="co1" table:default-cell-style-name="ce4"/>
        <table:table-column table:style-name="co1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lockbox_id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64" calcext:value-type="float">
            <text:p>64</text:p>
          </table:table-cell>
        </table:table-row>
      </table:table>
      <table:table table:name="fob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fob_id</text:p>
          </table:table-cell>
          <table:table-cell office:value-type="string" calcext:value-type="string">
            <text:p>fob_last_used</text:p>
          </table:table-cell>
          <table:table-cell office:value-type="string" calcext:value-type="string">
            <text:p>fob_assigned</text:p>
          </table:table-cell>
        </table:table-row>
      </table:table>
      <table:table table:name="car_sticker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sticker_id</text:p>
          </table:table-cell>
          <table:table-cell office:value-type="string" calcext:value-type="string">
            <text:p>sticker_last_used</text:p>
          </table:table-cell>
          <table:table-cell office:value-type="string" calcext:value-type="string">
            <text:p>sticker_assigned</text:p>
          </table:table-cell>
          <table:table-cell office:value-type="string" calcext:value-type="string">
            <text:p>sticker_last_used</text:p>
          </table:table-cell>
        </table:table-row>
      </table:table>
      <table:table table:name="lease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lease_start</text:p>
          </table:table-cell>
          <table:table-cell office:value-type="string" calcext:value-type="string">
            <text:p>lease_end</text:p>
          </table:table-cell>
          <table:table-cell office:value-type="string" calcext:value-type="string">
            <text:p>lessee</text:p>
          </table:table-cell>
          <table:table-cell office:value-type="string" calcext:value-type="string">
            <text:p>lease_verified_date</text:p>
          </table:table-cell>
        </table:table-row>
      </table:table>
      <table:table table:name="car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car_license</text:p>
          </table:table-cell>
        </table:table-row>
      </table:table>
      <table:table table:name="key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key_count</text:p>
          </table:table-cell>
        </table:table-row>
      </table:table>
      <table:table table:name="info" table:style-name="ta1">
        <table:table-column table:style-name="co1" table:default-cell-style-name="ce4"/>
        <table:table-column table:style-name="co8" table:default-cell-style-name="Default"/>
        <table:table-column table:style-name="co9" table:default-cell-style-name="Default"/>
        <table:table-column table:style-name="co10" table:default-cell-style-name="ce5"/>
        <table:table-column table:style-name="co1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key_in_box_status</text:p>
          </table:table-cell>
          <table:table-cell office:value-type="string" calcext:value-type="string">
            <text:p>vents_inspected</text:p>
          </table:table-cell>
          <table:table-cell table:style-name="Default" office:value-type="string" calcext:value-type="string">
            <text:p>hwh_exp_date</text:p>
          </table:table-cell>
          <table:table-cell office:value-type="string" calcext:value-type="string">
            <text:p>rent_status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wrong</text:p>
          </table:table-cell>
          <table:table-cell/>
          <table:table-cell office:value-type="date" office:date-value="2021-12-20" calcext:value-type="date">
            <text:p>12/20/21</text:p>
          </table:table-cell>
          <table:table-cell/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no</text:p>
          </table:table-cell>
          <table:table-cell office:value-type="date" office:date-value="2021-01-23" calcext:value-type="date">
            <text:p>01/23/21</text:p>
          </table:table-cell>
          <table:table-cell/>
        </table:table-row>
        <table:table-row table:style-name="ro1">
          <table:table-cell office:value-type="string" calcext:value-type="string">
            <text:p>302</text:p>
          </table:table-cell>
          <table:table-cell office:value-type="string" calcext:value-type="string">
            <text:p>wrong</text:p>
          </table:table-cell>
          <table:table-cell/>
          <table:table-cell office:value-type="date" office:date-value="2027-10-13" calcext:value-type="date">
            <text:p>10/13/27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no</text:p>
          </table:table-cell>
          <table:table-cell office:value-type="date" office:date-value="2026-04-20" calcext:value-type="date">
            <text:p>04/20/26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wrong</text:p>
          </table:table-cell>
          <table:table-cell/>
          <table:table-cell office:value-type="date" office:date-value="2021-01-26" calcext:value-type="date">
            <text:p>01/26/2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wrong</text:p>
          </table:table-cell>
          <table:table-cell/>
          <table:table-cell office:value-type="date" office:date-value="2023-12-19" calcext:value-type="date">
            <text:p>12/19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2-04-06" calcext:value-type="date">
            <text:p>04/06/22</text:p>
          </table:table-cell>
          <table:table-cell/>
        </table:table-row>
        <table:table-row table:style-name="ro1">
          <table:table-cell office:value-type="string" calcext:value-type="string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2-05-09" calcext:value-type="date">
            <text:p>05/09/22</text:p>
          </table:table-cell>
          <table:table-cell/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8-02-28" calcext:value-type="date">
            <text:p>02/28/28</text:p>
          </table:table-cell>
          <table:table-cell/>
        </table:table-row>
        <table:table-row table:style-name="ro1">
          <table:table-cell office:value-type="string" calcext:value-type="string">
            <text:p>20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7-15" calcext:value-type="date">
            <text:p>07/15/22</text:p>
          </table:table-cell>
          <table:table-cell/>
        </table:table-row>
        <table:table-row table:style-name="ro1">
          <table:table-cell office:value-type="string" calcext:value-type="string">
            <text:p>20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8-03-09" calcext:value-type="date">
            <text:p>03/09/28</text:p>
          </table:table-cell>
          <table:table-cell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3-24" calcext:value-type="date">
            <text:p>03/24/2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7-07" calcext:value-type="date">
            <text:p>07/07/21</text:p>
          </table:table-cell>
          <table:table-cell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4-24" calcext:value-type="date">
            <text:p>04/24/22</text:p>
          </table:table-cell>
          <table:table-cell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12-02" calcext:value-type="date">
            <text:p>12/02/19</text:p>
          </table:table-cell>
          <table:table-cell/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12-06" calcext:value-type="date">
            <text:p>12/06/19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4-14" calcext:value-type="date">
            <text:p>04/14/22</text:p>
          </table:table-cell>
          <table:table-cell/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9-06" calcext:value-type="date">
            <text:p>09/06/24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4-20" calcext:value-type="date">
            <text:p>04/20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4-20" calcext:value-type="date">
            <text:p>04/20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3-05-23" calcext:value-type="date">
            <text:p>05/23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11-07-19" calcext:value-type="date">
            <text:p>07/19/1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05-16" calcext:value-type="date">
            <text:p>05/16/19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2-17" calcext:value-type="date">
            <text:p>02/17/22</text:p>
          </table:table-cell>
          <table:table-cell/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8-21" calcext:value-type="date">
            <text:p>08/21/24</text:p>
          </table:table-cell>
          <table:table-cell/>
        </table:table-row>
        <table:table-row table:style-name="ro1">
          <table:table-cell office:value-type="string" calcext:value-type="string">
            <text:p>30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1-18" calcext:value-type="date">
            <text:p>01/18/22</text:p>
          </table:table-cell>
          <table:table-cell/>
        </table:table-row>
        <table:table-row table:style-name="ro1">
          <table:table-cell office:value-type="string" calcext:value-type="string">
            <text:p>30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1-31" calcext:value-type="date">
            <text:p>01/31/24</text:p>
          </table:table-cell>
          <table:table-cell/>
        </table:table-row>
        <table:table-row table:style-name="ro1">
          <table:table-cell office:value-type="string" calcext:value-type="string">
            <text:p>30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6-06-18" calcext:value-type="date">
            <text:p>06/18/26</text:p>
          </table:table-cell>
          <table:table-cell/>
        </table:table-row>
        <table:table-row table:style-name="ro1">
          <table:table-cell office:value-type="string" calcext:value-type="string">
            <text:p>30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2-22" calcext:value-type="date">
            <text:p>02/22/21</text:p>
          </table:table-cell>
          <table:table-cell/>
        </table:table-row>
        <table:table-row table:style-name="ro1">
          <table:table-cell office:value-type="string" calcext:value-type="string">
            <text:p>30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1999-01-01" calcext:value-type="date">
            <text:p>01/01/99</text:p>
          </table:table-cell>
          <table:table-cell/>
        </table:table-row>
        <table:table-row table:style-name="ro1">
          <table:table-cell office:value-type="string" calcext:value-type="string">
            <text:p>30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4-03-13" calcext:value-type="date">
            <text:p>03/13/24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7-12" calcext:value-type="date">
            <text:p>07/12/23</text:p>
          </table:table-cell>
          <table:table-cell/>
        </table:table-row>
        <table:table-row table:style-name="ro1">
          <table:table-cell office:value-type="string" calcext:value-type="string">
            <text:p>308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5-09" calcext:value-type="date">
            <text:p>05/09/22</text:p>
          </table:table-cell>
          <table:table-cell/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0-07-20" calcext:value-type="date">
            <text:p>07/20/20</text:p>
          </table:table-cell>
          <table:table-cell/>
        </table:table-row>
        <table:table-row table:style-name="ro1">
          <table:table-cell office:value-type="string" calcext:value-type="string">
            <text:p>313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1-17" calcext:value-type="date">
            <text:p>01/17/24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9-05" calcext:value-type="date">
            <text:p>09/05/23</text:p>
          </table:table-cell>
          <table:table-cell/>
        </table:table-row>
        <table:table-row table:style-name="ro1">
          <table:table-cell office:value-type="string" calcext:value-type="string">
            <text:p>317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5-01-16" calcext:value-type="date">
            <text:p>01/16/25</text:p>
          </table:table-cell>
          <table:table-cell/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12-20" calcext:value-type="date">
            <text:p>12/20/21</text:p>
          </table:table-cell>
          <table:table-cell/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0-09-03" calcext:value-type="date">
            <text:p>09/03/20</text:p>
          </table:table-cell>
          <table:table-cell/>
        </table:table-row>
        <table:table-row table:style-name="ro1">
          <table:table-cell office:value-type="string" calcext:value-type="string">
            <text:p>32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1-01-26" calcext:value-type="date">
            <text:p>01/26/21</text:p>
          </table:table-cell>
          <table:table-cell/>
        </table:table-row>
        <table:table-row table:style-name="ro1">
          <table:table-cell office:value-type="string" calcext:value-type="string">
            <text:p>4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6-09-30" calcext:value-type="date">
            <text:p>09/30/26</text:p>
          </table:table-cell>
          <table:table-cell/>
        </table:table-row>
        <table:table-row table:style-name="ro1">
          <table:table-cell office:value-type="string" calcext:value-type="string">
            <text:p>40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10-24" calcext:value-type="date">
            <text:p>10/24/23</text:p>
          </table:table-cell>
          <table:table-cell/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6-06-19" calcext:value-type="date">
            <text:p>06/19/26</text:p>
          </table:table-cell>
          <table:table-cell/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8-02-24" calcext:value-type="date">
            <text:p>02/24/28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6-10-15" calcext:value-type="date">
            <text:p>10/15/26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3-20" calcext:value-type="date">
            <text:p>03/20/22</text:p>
          </table:table-cell>
          <table:table-cell/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1-17" calcext:value-type="date">
            <text:p>01/17/24</text:p>
          </table:table-cell>
          <table:table-cell/>
        </table:table-row>
        <table:table-row table:style-name="ro1">
          <table:table-cell office:value-type="string" calcext:value-type="string">
            <text:p>408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7-07-12" calcext:value-type="date">
            <text:p>07/12/27</text:p>
          </table:table-cell>
          <table:table-cell/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3-21" calcext:value-type="date">
            <text:p>03/21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7-31" calcext:value-type="date">
            <text:p>07/31/21</text:p>
          </table:table-cell>
          <table:table-cell/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6-10-06" calcext:value-type="date">
            <text:p>10/06/26</text:p>
          </table:table-cell>
          <table:table-cell/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16-04-21" calcext:value-type="date">
            <text:p>04/21/16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1-04-21" calcext:value-type="date">
            <text:p>04/21/2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11-01-31" calcext:value-type="date">
            <text:p>01/31/11</text:p>
          </table:table-cell>
          <table:table-cell/>
        </table:table-row>
        <table:table-row table:style-name="ro1">
          <table:table-cell office:value-type="string" calcext:value-type="string">
            <text:p>50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11-12" calcext:value-type="date">
            <text:p>11/12/24</text:p>
          </table:table-cell>
          <table:table-cell/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03-21" calcext:value-type="date">
            <text:p>03/21/19</text:p>
          </table:table-cell>
          <table:table-cell/>
        </table:table-row>
        <table:table-row table:style-name="ro1">
          <table:table-cell office:value-type="string" calcext:value-type="string">
            <text:p>50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0-08-13" calcext:value-type="date">
            <text:p>08/13/20</text:p>
          </table:table-cell>
          <table:table-cell/>
        </table:table-row>
        <table:table-row table:style-name="ro1">
          <table:table-cell office:value-type="string" calcext:value-type="string">
            <text:p>506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3-06-28" calcext:value-type="date">
            <text:p>06/28/13</text:p>
          </table:table-cell>
          <table:table-cell/>
        </table:table-row>
        <table:table-row table:style-name="ro1">
          <table:table-cell office:value-type="string" calcext:value-type="string">
            <text:p>508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7-09-22" calcext:value-type="date">
            <text:p>09/22/27</text:p>
          </table:table-cell>
          <table:table-cell/>
        </table:table-row>
        <table:table-row table:style-name="ro1">
          <table:table-cell office:value-type="string" calcext:value-type="string">
            <text:p>509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0-08-14" calcext:value-type="date">
            <text:p>08/14/20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7-11-15" calcext:value-type="date">
            <text:p>11/15/27</text:p>
          </table:table-cell>
          <table:table-cell/>
        </table:table-row>
        <table:table-row table:style-name="ro1">
          <table:table-cell office:value-type="string" calcext:value-type="string">
            <text:p>51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1-14" calcext:value-type="date">
            <text:p>01/14/2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4-09-05" calcext:value-type="date">
            <text:p>09/05/24</text:p>
          </table:table-cell>
          <table:table-cell/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1-01-23" calcext:value-type="date">
            <text:p>01/23/21</text:p>
          </table:table-cell>
          <table:table-cell/>
        </table:table-row>
        <table:table-row table:style-name="ro1">
          <table:table-cell office:value-type="string" calcext:value-type="string">
            <text:p>515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07-28" calcext:value-type="date">
            <text:p>07/28/19</text:p>
          </table:table-cell>
          <table:table-cell/>
        </table:table-row>
      </table:table>
      <table:named-expressions/>
      <table:database-ranges>
        <table:database-range table:name="__Anonymous_Sheet_DB__1" table:target-range-address="dawson_deeds.A5:dawson_deeds.H75" table:display-filter-buttons="true">
          <table:sort>
            <table:sort-by table:field-number="0" table:data-type="automatic"/>
          </table:sort>
        </table:database-range>
        <table:database-range table:name="__Anonymous_Sheet_DB__10" table:target-range-address="info.A1:info.E71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1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1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1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5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5P2" style:volatile="true">
      <number:text> $</number:text>
      <number:fill-character> </number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8">00/00/0000</text:date>, <text:time style:data-style-name="N2" text:time-value="12:57:23.0589195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e Gering</meta:initial-creator>
    <meta:creation-date>2023-01-01T18:52:41.291879726</meta:creation-date>
    <dc:date>2023-10-08T12:59:32.117034860</dc:date>
    <meta:editing-duration>P3DT18H12M34S</meta:editing-duration>
    <meta:editing-cycles>113</meta:editing-cycles>
    <meta:generator>LibreOffice/7.6.2.1$Linux_X86_64 LibreOffice_project/60$Build-1</meta:generator>
    <meta:document-statistic meta:table-count="11" meta:cell-count="1316" meta:object-count="1"/>
  </office:meta>
</office:document-meta>
</file>